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officeooo:rsid="0045509c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8" style:family="text">
      <style:text-properties style:text-underline-style="none"/>
    </style:style>
    <style:style style:name="T69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2"><text:text-input text:description="&lt;if test=&quot;print_warranty and line.product_id.warranty&quot;&gt;">if</text:text-input></text:span><text:span text:style-name="T62"><text:text-input text:description="&lt;formatLang(line.product_id.warranty,digits=0)&gt;">12</text:text-input></text:span><text:span text:style-name="T62"> </text:span><text:span text:style-name="T64">meses</text:span><text:span text:style-name="T62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2"><text:text-input text:description="&lt;if test=&quot;print_serial_number&quot;&gt;">if</text:text-input></text:span><text:span text:style-name="T62"><text:text-input text:description="&lt;', '.join([x.name + ((print_lot_life_date and x.life_date) and &quot; (%s)&quot; % formatLang(x.life_date, date=True) or &quot;&quot;) for x in line.pack_lot_ids.mapped('lot_id')])&gt;">000513210</text:text-input></text:span><text:span text:style-name="T62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8:05.981239420</dc:date>
    <meta:editing-duration>P1DT2H20S</meta:editing-duration>
    <meta:editing-cycles>339</meta:editing-cycles>
    <meta:generator>LibreOffice/5.1.4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